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TIENDA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ECIO €</text:p>
          </table:table-cell>
          <table:table-cell table:style-name="ce1"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A69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OPA692ID</text:p>
          </table:table-cell>
          <table:table-cell office:value-type="float" office:value="3.22" calcext:value-type="float">
            <text:p>3,22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-U5</text:p>
          </table:table-cell>
          <table:table-cell office:value-type="string" calcext:value-type="string">
            <text:p>LM1084-ADJ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1084IT-ADJNOPB</text:p>
          </table:table-cell>
          <table:table-cell office:value-type="float" office:value="2.26" calcext:value-type="float">
            <text:p>2,26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rduino_STM32F103C8T6</text:p>
          </table:table-cell>
          <table:table-cell office:value-type="string" calcext:value-type="string">
            <text:p>eBay/Aliexpress</text:p>
          </table:table-cell>
          <table:table-cell office:value-type="string" calcext:value-type="string">
            <text:p><text:s/>-</text:p>
          </table:table-cell>
          <table:table-cell office:value-type="float" office:value="1.5" calcext:value-type="float">
            <text:p>1,5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PA189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595-OPA189IDBVR</text:p>
          </table:table-cell>
          <table:table-cell office:value-type="float" office:value="2.24" calcext:value-type="float">
            <text:p>2,24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PS NEO 6M</text:p>
          </table:table-cell>
          <table:table-cell office:value-type="string" calcext:value-type="string">
            <text:p>eBay/Aliexpress</text:p>
          </table:table-cell>
          <table:table-cell office:value-type="string" calcext:value-type="string">
            <text:p>GY-NEO6MV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-U9</text:p>
          </table:table-cell>
          <table:table-cell office:value-type="string" calcext:value-type="string">
            <text:p>OCXO</text:p>
          </table:table-cell>
          <table:table-cell office:value-type="string" calcext:value-type="string">
            <text:p>eBay/Aliexpress</text:p>
          </table:table-cell>
          <table:table-cell office:value-type="string" calcext:value-type="string">
            <text:p>STP2145A 40€ o CTI 5€</text:p>
          </table:table-cell>
          <table:table-cell office:value-type="string" calcext:value-type="string">
            <text:p>40 o 5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0mH 4A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652-SRR1280A-101M </text:p>
          </table:table-cell>
          <table:table-cell office:value-type="float" office:value="0.987" calcext:value-type="float">
            <text:p>0,98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-L3</text:p>
          </table:table-cell>
          <table:table-cell office:value-type="string" calcext:value-type="string">
            <text:p>100uH 290mA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652-SRN3015-101M </text:p>
          </table:table-cell>
          <table:table-cell office:value-type="float" office:value="0.279" calcext:value-type="float">
            <text:p>0,279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-R2-R3-R4</text:p>
          </table:table-cell>
          <table:table-cell office:value-type="string" calcext:value-type="string">
            <text:p>50 ohm – 400mW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71-TNPW120650R0BEEN </text:p>
          </table:table-cell>
          <table:table-cell office:value-type="float" office:value="0.821" calcext:value-type="float">
            <text:p>0,821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-R6-R7-R8</text:p>
          </table:table-cell>
          <table:table-cell office:value-type="string" calcext:value-type="string">
            <text:p>2k2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222D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-R22</text:p>
          </table:table-cell>
          <table:table-cell office:value-type="string" calcext:value-type="string">
            <text:p>365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3650D-M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-R25</text:p>
          </table:table-cell>
          <table:table-cell office:value-type="string" calcext:value-type="string">
            <text:p>121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210D-M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K04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2ATTD1041D25 </text:p>
          </table:table-cell>
          <table:table-cell office:value-type="float" office:value="0.181" calcext:value-type="float">
            <text:p>0,18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-R17</text:p>
          </table:table-cell>
          <table:table-cell office:value-type="string" calcext:value-type="string">
            <text:p>1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2D 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8-R19-R20-R21</text:p>
          </table:table-cell>
          <table:table-cell office:value-type="string" calcext:value-type="string">
            <text:p>470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471D 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5D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560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561D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-R15-R20-R30</text:p>
          </table:table-cell>
          <table:table-cell office:value-type="string" calcext:value-type="string">
            <text:p>10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3D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4D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69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693D-M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3K9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392D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K56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52D </text:p>
          </table:table-cell>
          <table:table-cell office:value-type="float" office:value="0.087" calcext:value-type="float">
            <text:p>0,087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6-R27-R32</text:p>
          </table:table-cell>
          <table:table-cell office:value-type="string" calcext:value-type="string">
            <text:p>Opcional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1-C12-C13-C38-C3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885012207086</text:p>
          </table:table-cell>
          <table:table-cell office:value-type="float" office:value="0.08" calcext:value-type="float">
            <text:p>0,08</text:p>
          </table:table-cell>
          <table:table-cell table:number-columns-repeated="5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C1-C2-C3-C4-C5-C6-C7-C8-C10-C16-C17-C24-C27-C30-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885012207098</text:p>
          </table:table-cell>
          <table:table-cell office:value-type="float" office:value="0.06" calcext:value-type="float">
            <text:p>0,06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00uF – LOW ES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EV-TG1C222UM</text:p>
          </table:table-cell>
          <table:table-cell office:value-type="float" office:value="1.93" calcext:value-type="float">
            <text:p>1,93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9-C25-C33</text:p>
          </table:table-cell>
          <table:table-cell office:value-type="string" calcext:value-type="string">
            <text:p>100uF – LOW ES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1-EMZJ250A101MF80G</text:p>
          </table:table-cell>
          <table:table-cell office:value-type="float" office:value="0.594" calcext:value-type="float">
            <text:p>0,594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-C22</text:p>
          </table:table-cell>
          <table:table-cell office:value-type="string" calcext:value-type="string">
            <text:p>10uF – Ceramic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BC81C106KE5L</text:p>
          </table:table-cell>
          <table:table-cell office:value-type="float" office:value="0.262" calcext:value-type="float">
            <text:p>0,26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4-C23-C26-C28-C29-C31-C35</text:p>
          </table:table-cell>
          <table:table-cell table:style-name="ce3" office:value-type="string" calcext:value-type="string">
            <text:p>100p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-VJ0805A101GXJCBC</text:p>
          </table:table-cell>
          <table:table-cell office:value-type="float" office:value="0.253" calcext:value-type="float">
            <text:p>0,253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-C15-C21-C32-C36-C37</text:p>
          </table:table-cell>
          <table:table-cell office:value-type="string" calcext:value-type="string">
            <text:p>10uF- Tantal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C106M25AT7280</text:p>
          </table:table-cell>
          <table:table-cell office:value-type="float" office:value="0.428" calcext:value-type="float">
            <text:p>0,428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o 4A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863-MURS480ET3G</text:p>
          </table:table-cell>
          <table:table-cell office:value-type="float" office:value="0.751" calcext:value-type="float">
            <text:p>0,75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-SW2-SW3</text:p>
          </table:table-cell>
          <table:table-cell office:value-type="string" calcext:value-type="string">
            <text:p>Pulsador 17mm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apuchon pulsador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-J2-J3-J4</text:p>
          </table:table-cell>
          <table:table-cell office:value-type="string" calcext:value-type="string">
            <text:p>Conector SMA PCB 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58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1:57:12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10T21:59:59.867000000</dc:date>
    <meta:editing-duration>P1DT3H24M13S</meta:editing-duration>
    <meta:editing-cycles>45</meta:editing-cycles>
    <meta:document-statistic meta:table-count="1" meta:cell-count="219" meta:object-count="0"/>
  </office:meta>
</office:document-meta>
</file>